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FB00000078C86B4B751CF2087E.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107000000A6348C3BF93B9107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paragraph-properties fo:margin-top="0cm" fo:margin-bottom="0cm" style:contextual-spacing="false"/>
      <style:text-properties officeooo:paragraph-rsid="039a7871"/>
    </style:style>
    <style:style style:name="P15" style:family="paragraph" style:parent-style-name="Horizontal_20_Line">
      <style:text-properties officeooo:paragraph-rsid="039a787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a9341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a1d3aa" style:font-size-asian="10pt" style:font-size-complex="10pt"/>
    </style:style>
    <style:style style:name="T6" style:family="text">
      <style:text-properties fo:font-size="10pt" officeooo:rsid="03a76da9" style:font-size-asian="10pt" style:font-size-complex="10pt"/>
    </style:style>
    <style:style style:name="T7" style:family="text">
      <style:text-properties fo:font-size="10pt" officeooo:rsid="03aa9fd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T15" style:family="text">
      <style:text-properties officeooo:rsid="039e0f25"/>
    </style:style>
    <style:style style:name="T16" style:family="text">
      <style:text-properties officeooo:rsid="03a1d3aa"/>
    </style:style>
    <style:style style:name="T17" style:family="text">
      <style:text-properties officeooo:rsid="03a76da9"/>
    </style:style>
    <style:style style:name="T18" style:family="text">
      <style:text-properties officeooo:rsid="03aa9f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5">2</text:span>.1.<text:span text:style-name="T18">41</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2394551749152">
          <table:table-cell table:style-name="Tabelle3.A1" office:value-type="string">
            <text:h text:style-name="P17"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249cm" svg:height="2.03cm" draw:z-index="0"><draw:image xlink:href="Pictures/10000001000000FB00000078C86B4B751CF2087E.png" xlink:type="simple" xlink:show="embed" xlink:actuate="onLoad" draw:mime-type="image/png"/></draw:frame></text:p>
      <text:p text:style-name="P5">Node groups allows you to group different nodes of the material together to reduce the visual complexity.<text:span text:style-name="T13"> A node group acts like any other node. </text:span></text:p>
      <text:p text:style-name="P10">Material node groups should not include Input nodes<text:span text:style-name="T13">,</text:span> like Image nodes<text:span text:style-name="T13">,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2"> and in the Properties tab</text:span> in the Node panel<text:span text:style-name="T12">.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5"/>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00100000107000000A6348C3BF93B91074B.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4">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341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aa9fd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1</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8M16S</meta:editing-duration>
    <meta:editing-cycles>835</meta:editing-cycles>
    <meta:generator>LibreOffice/7.2.7.2$Windows_X86_64 LibreOffice_project/8d71d29d553c0f7dcbfa38fbfda25ee34cce99a2</meta:generator>
    <dc:date>2023-02-25T11:19:53.214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